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BANK_A</text:p>
          </table:table-cell>
          <table:table-cell office:value-type="string" calcext:value-type="string">
            <text:p>BANK_B</text:p>
          </table:table-cell>
          <table:table-cell office:value-type="string" calcext:value-type="string">
            <text:p>BANK_C</text:p>
          </table:table-cell>
          <table:table-cell office:value-type="string" calcext:value-type="string">
            <text:p>BANK_D</text:p>
          </table:table-cell>
          <table:table-cell table:number-columns-repeated="3"/>
          <table:table-cell office:value-type="string" calcext:value-type="string">
            <text:p>BANK_A</text:p>
          </table:table-cell>
          <table:table-cell table:number-columns-repeated="6"/>
          <table:table-cell office:value-type="string" calcext:value-type="string">
            <text:p>BANK_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LED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10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LED3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9</text:p>
          </table:table-cell>
          <table:table-cell table:number-columns-repeated="3"/>
          <table:table-cell office:value-type="string" calcext:value-type="string">
            <text:p>E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3_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ED6</text:p>
          </table:table-cell>
          <table:table-cell table:number-columns-repeated="2"/>
          <table:table-cell office:value-type="string" calcext:value-type="string">
            <text:p>L23_N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P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23_P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LED7</text:p>
          </table:table-cell>
          <table:table-cell table:number-columns-repeated="2"/>
          <table:table-cell office:value-type="string" calcext:value-type="string">
            <text:p>L23_P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N</text:p>
          </table:table-cell>
          <table:table-cell table:number-columns-repeated="3"/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6</text:p>
          </table:table-cell>
          <table:table-cell table:number-columns-repeated="2"/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P9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5</text:p>
          </table:table-cell>
          <table:table-cell table:number-columns-repeated="2"/>
          <table:table-cell table:style-name="ce1" office:value-type="string" calcext:value-type="string">
            <text:p>P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N9</text:p>
          </table:table-cell>
          <table:table-cell table:number-columns-repeated="3"/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2</text:p>
          </table:table-cell>
          <table:table-cell table:number-columns-repeated="3"/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M15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3</text:p>
          </table:table-cell>
          <table:table-cell table:number-columns-repeated="3"/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USB_TXD</text:p>
          </table:table-cell>
          <table:table-cell table:number-columns-repeated="2"/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USB_RXD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1V8</text:p>
          </table:table-cell>
          <table:table-cell table:number-columns-repeated="2"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H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A1V8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BSEL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4</text:p>
          </table:table-cell>
          <table:table-cell table:number-columns-repeated="3"/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5</text:p>
          </table:table-cell>
          <table:table-cell table:number-columns-repeated="3"/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TDI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N6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TDO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M6</text:p>
          </table:table-cell>
          <table:table-cell table:number-columns-repeated="3"/>
          <table:table-cell office:value-type="string" calcext:value-type="string">
            <text:p>B7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CK</text:p>
          </table:table-cell>
          <table:table-cell table:number-columns-repeated="3"/>
          <table:table-cell office:value-type="string" calcext:value-type="string">
            <text:p>BANK_C</text:p>
          </table:table-cell>
          <table:table-cell table:number-columns-repeated="6"/>
          <table:table-cell office:value-type="string" calcext:value-type="string">
            <text:p>BANK_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MS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LED2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LED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VN</text:p>
          </table:table-cell>
          <table:table-cell table:number-columns-repeated="2"/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LED3</text:p>
          </table:table-cell>
          <table:table-cell office:value-type="string" calcext:value-type="string">
            <text:p>L13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VP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2</text:p>
          </table:table-cell>
          <table:table-cell table:number-columns-repeated="2"/>
          <table:table-cell office:value-type="string" calcext:value-type="string">
            <text:p>M12</text:p>
          </table:table-cell>
          <table:table-cell office:value-type="string" calcext:value-type="string">
            <text:p>LED6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ED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GND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1</text:p>
          </table:table-cell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LED7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LED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VREF</text:p>
          </table:table-cell>
          <table:table-cell table:number-columns-repeated="2"/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3</text:p>
          </table:table-cell>
          <table:table-cell table:number-columns-repeated="2"/>
          <table:table-cell office:value-type="string" calcext:value-type="string">
            <text:p>COM_SPICS</text:p>
          </table:table-cell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COM_SPIOUT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ROGRAM_B</text:p>
          </table:table-cell>
          <table:table-cell table:number-columns-repeated="2"/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3</text:p>
          </table:table-cell>
          <table:table-cell table:number-columns-repeated="2"/>
          <table:table-cell office:value-type="string" calcext:value-type="string">
            <text:p>COM_SPICL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COM_SPIIN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1</text:p>
          </table:table-cell>
          <table:table-cell table:number-columns-repeated="3"/>
          <table:table-cell office:value-type="string" calcext:value-type="string">
            <text:p>P14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1.4E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3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5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100MHZ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USB_TXD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T14</text:p>
          </table:table-cell>
          <table:table-cell table:number-columns-repeated="2"/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USB_RXD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PROGRAM_B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T15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D</text:p>
          </table:table-cell>
          <table:table-cell office:value-type="string" calcext:value-type="string">
            <text:p>AVRE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24_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LED5</text:p>
          </table:table-cell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E</text:p>
          </table:table-cell>
          <table:table-cell office:value-type="string" calcext:value-type="string">
            <text:p>AGN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24_P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LED4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N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string" calcext:value-type="string">
            <text:p>VBSEL</text:p>
          </table:table-cell>
          <table:table-cell office:value-type="string" calcext:value-type="string">
            <text:p>4.5A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ED1</text:p>
          </table:table-cell>
          <table:table-cell table:number-columns-repeated="2"/>
          <table:table-cell office:value-type="string" calcext:value-type="string">
            <text:p>M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1V8</text:p>
          </table:table-cell>
          <table:table-cell office:value-type="string" calcext:value-type="string">
            <text:p>3.4C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LED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TDI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M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TDO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CK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 table:number-rows-repeated="8">
          <table:table-cell table:number-columns-repeated="19"/>
        </table:table-row>
        <table:table-row table:style-name="ro1">
          <table:table-cell/>
          <table:table-cell table:style-name="ce1"/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27:Sheet1.E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4:55:23.806121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32:52.130319582</meta:creation-date>
    <dc:date>2019-02-15T15:20:10.600541680</dc:date>
    <meta:editing-duration>PT2H8M36S</meta:editing-duration>
    <meta:editing-cycles>34</meta:editing-cycles>
    <meta:generator>LibreOffice/6.1.4.2$Linux_X86_64 LibreOffice_project/10$Build-2</meta:generator>
    <meta:document-statistic meta:table-count="1" meta:cell-count="605" meta:object-count="0"/>
  </office:meta>
</office:document-meta>
</file>